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ale" table:style-name="ta1">
        <table:shapes>
          <draw:frame draw:z-index="0" draw:style-name="gr1" draw:text-style-name="P1" svg:width="453.51pt" svg:height="255.09pt" svg:x="642.84pt" svg:y="49.49pt">
            <loext:p draw:notify-on-update-of-ranges="scale.A2:scale.A2 scale.B2:scale.E2 scale.A3:scale.A3 scale.B3:scale.E3 scale.A4:scale.A4 scale.B4:scale.E4 scale.A5:scale.A5 scale.B5:scale.E5 scale.A6:scale.A6 scale.B6:scale.E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26.17pt" svg:y="314.53pt">
            <loext:p draw:notify-on-update-of-ranges="scale.A13:scale.A13 scale.B13:scale.E13 scale.A14:scale.A14 scale.B14:scale.E14 scale.A15:scale.A15 scale.B15:scale.E15 scale.A16:scale.A16 scale.B16:scale.E16 scale.A17:scale.A17 scale.B17:scale.E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est gflops per n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3" calcext:value-type="float">
            <text:p>4.3</text:p>
          </table:table-cell>
          <table:table-cell office:value-type="float" office:value="2.02" calcext:value-type="float">
            <text:p>2.02</text:p>
          </table:table-cell>
          <table:table-cell office:value-type="float" office:value="0.47" calcext:value-type="float">
            <text:p>0.47</text:p>
          </table:table-cell>
          <table:table-cell office:value-type="float" office:value="0.085279" calcext:value-type="float">
            <text:p>0.0852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.651569" calcext:value-type="float">
            <text:p>5.651569</text:p>
          </table:table-cell>
          <table:table-cell office:value-type="float" office:value="3.489684" calcext:value-type="float">
            <text:p>3.489684</text:p>
          </table:table-cell>
          <table:table-cell office:value-type="float" office:value="1.150527" calcext:value-type="float">
            <text:p>1.150527</text:p>
          </table:table-cell>
          <table:table-cell office:value-type="float" office:value="0.305189" calcext:value-type="float">
            <text:p>0.3051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216866" calcext:value-type="float">
            <text:p>6.216866</text:p>
          </table:table-cell>
          <table:table-cell office:value-type="float" office:value="4.975074" calcext:value-type="float">
            <text:p>4.975074</text:p>
          </table:table-cell>
          <table:table-cell office:value-type="float" office:value="2.494202" calcext:value-type="float">
            <text:p>2.494202</text:p>
          </table:table-cell>
          <table:table-cell office:value-type="float" office:value="0.891438" calcext:value-type="float">
            <text:p>0.89143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.195995" calcext:value-type="float">
            <text:p>7.195995</text:p>
          </table:table-cell>
          <table:table-cell office:value-type="float" office:value="5.607441" calcext:value-type="float">
            <text:p>5.607441</text:p>
          </table:table-cell>
          <table:table-cell office:value-type="float" office:value="4.15479" calcext:value-type="float">
            <text:p>4.15479</text:p>
          </table:table-cell>
          <table:table-cell office:value-type="float" office:value="2.255492" calcext:value-type="float">
            <text:p>2.255492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best gf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.279358" calcext:value-type="float">
            <text:p>17.279358</text:p>
          </table:table-cell>
          <table:table-cell office:value-type="float" office:value="33.444558" calcext:value-type="float">
            <text:p>33.444558</text:p>
          </table:table-cell>
          <table:table-cell office:value-type="float" office:value="30.618299" calcext:value-type="float">
            <text:p>30.618299</text:p>
          </table:table-cell>
          <table:table-cell office:value-type="float" office:value="25.076048" calcext:value-type="float">
            <text:p>25.07604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2.606276" calcext:value-type="float">
            <text:p>22.606276</text:p>
          </table:table-cell>
          <table:table-cell office:value-type="float" office:value="55.834939" calcext:value-type="float">
            <text:p>55.834939</text:p>
          </table:table-cell>
          <table:table-cell office:value-type="float" office:value="76.911477" calcext:value-type="float">
            <text:p>76.911477</text:p>
          </table:table-cell>
          <table:table-cell office:value-type="float" office:value="78.128314" calcext:value-type="float">
            <text:p>78.12831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4.867466" calcext:value-type="float">
            <text:p>24.867466</text:p>
          </table:table-cell>
          <table:table-cell office:value-type="float" office:value="79.601186" calcext:value-type="float">
            <text:p>79.601186</text:p>
          </table:table-cell>
          <table:table-cell office:value-type="float" office:value="162.196031" calcext:value-type="float">
            <text:p>162.196031</text:p>
          </table:table-cell>
          <table:table-cell office:value-type="float" office:value="228.20825" calcext:value-type="float">
            <text:p>228.2082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8.78398" calcext:value-type="float">
            <text:p>28.78398</text:p>
          </table:table-cell>
          <table:table-cell office:value-type="float" office:value="89.719051" calcext:value-type="float">
            <text:p>89.719051</text:p>
          </table:table-cell>
          <table:table-cell office:value-type="float" office:value="265.906552" calcext:value-type="float">
            <text:p>265.906552</text:p>
          </table:table-cell>
          <table:table-cell office:value-type="float" office:value="577.405912" calcext:value-type="float">
            <text:p>577.4059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</table:table>
      <table:table table:name="blocksize" table:style-name="ta1">
        <table:shapes>
          <draw:frame draw:z-index="0" draw:style-name="gr1" draw:text-style-name="P1" svg:width="453.51pt" svg:height="255.09pt" svg:x="642.84pt" svg:y="41.22pt">
            <loext:p draw:notify-on-update-of-ranges="blocksize.A4:blocksize.A4 blocksize.B4:blocksize.J4 blocksize.A5:blocksize.A5 blocksize.B5:blocksize.J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_2048_np_4.err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locksiz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gflops_per_proc</text:p>
          </table:table-cell>
          <table:table-cell office:value-type="float" office:value="0.69228" calcext:value-type="float">
            <text:p>0.69228</text:p>
          </table:table-cell>
          <table:table-cell office:value-type="float" office:value="1.328255" calcext:value-type="float">
            <text:p>1.328255</text:p>
          </table:table-cell>
          <table:table-cell office:value-type="float" office:value="2.349293" calcext:value-type="float">
            <text:p>2.349293</text:p>
          </table:table-cell>
          <table:table-cell office:value-type="float" office:value="3.722041" calcext:value-type="float">
            <text:p>3.722041</text:p>
          </table:table-cell>
          <table:table-cell office:value-type="float" office:value="5.114107" calcext:value-type="float">
            <text:p>5.114107</text:p>
          </table:table-cell>
          <table:table-cell office:value-type="float" office:value="6.332113" calcext:value-type="float">
            <text:p>6.332113</text:p>
          </table:table-cell>
          <table:table-cell office:value-type="float" office:value="6.694759" calcext:value-type="float">
            <text:p>6.694759</text:p>
          </table:table-cell>
          <table:table-cell office:value-type="float" office:value="7.128624" calcext:value-type="float">
            <text:p>7.128624</text:p>
          </table:table-cell>
          <table:table-cell office:value-type="float" office:value="7.195995" calcext:value-type="float">
            <text:p>7.1959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9:06:57.409654200</meta:creation-date>
    <dc:date>2017-03-01T19:22:13.524133934</dc:date>
    <meta:editing-duration>PT1H23M52S</meta:editing-duration>
    <meta:editing-cycles>2</meta:editing-cycles>
    <meta:generator>LibreOffice/5.3.0.3$Linux_X86_64 LibreOffice_project/30m0$Build-3</meta:generator>
    <meta:document-statistic meta:table-count="2" meta:cell-count="7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09cm" svg:y="3.454cm" style:legend-expansion="high" chart:style-name="ch2"/>
        <chart:plot-area chart:style-name="ch3" table:cell-range-address="scale.A2:scale.E6" chart:data-source-has-labels="both" svg:x="1.305cm" svg:y="0.18cm" svg:width="12.184cm" svg:height="7.685cm">
          <chartooo:coordinate-region svg:x="1.768cm" svg:y="0.379cm" svg:width="11.402cm" svg:height="6.839cm"/>
          <chart:axis chart:dimension="x" chart:name="primary-x" chart:style-name="ch4" chartooo:axis-type="auto">
            <chart:title svg:x="5.673cm" svg:y="8.045cm" chart:style-name="ch5">
              <text:p>number of processes</text:p>
            </chart:title>
            <chart:categories table:cell-range-address="scale.B2:scale.E2"/>
          </chart:axis>
          <chart:axis chart:dimension="y" chart:name="primary-y" chart:style-name="ch4">
            <chart:title svg:x="0.451cm" svg:y="5.336cm" chart:style-name="ch6">
              <text:p>gflops per node</text:p>
            </chart:title>
            <chart:grid chart:style-name="ch7" chart:class="major"/>
          </chart:axis>
          <chart:series chart:style-name="ch8" chart:values-cell-range-address="scale.B3:scale.E3" chart:label-cell-address="scale.A3:scale.A3" chart:class="chart:scatter">
            <chart:domain table:cell-range-address="scale.B2:scale.E2"/>
            <chart:data-point chart:repeated="4"/>
          </chart:series>
          <chart:series chart:style-name="ch9" chart:values-cell-range-address="scale.B4:scale.E4" chart:label-cell-address="scale.A4:scale.A4" chart:class="chart:scatter">
            <chart:data-point chart:repeated="4"/>
          </chart:series>
          <chart:series chart:style-name="ch10" chart:values-cell-range-address="scale.B5:scale.E5" chart:label-cell-address="scale.A5:scale.A5" chart:class="chart:scatter">
            <chart:data-point chart:repeated="4"/>
          </chart:series>
          <chart:series chart:style-name="ch11" chart:values-cell-range-address="scale.B6:scale.E6" chart:label-cell-address="scale.A6:scale.A6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scale.B2:scale.E2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256</text:p>
                <draw:g>
                  <svg:desc>scale.A3:scale.A3</svg:desc>
                </draw:g>
              </table:table-cell>
              <table:table-cell office:value-type="float" office:value="4.3">
                <text:p>4.3</text:p>
                <draw:g>
                  <svg:desc>scale.B3:scale.E3</svg:desc>
                </draw:g>
              </table:table-cell>
              <table:table-cell office:value-type="float" office:value="2.02">
                <text:p>2.02</text:p>
              </table:table-cell>
              <table:table-cell office:value-type="float" office:value="0.47">
                <text:p>0.47</text:p>
              </table:table-cell>
              <table:table-cell office:value-type="float" office:value="0.085279">
                <text:p>0.085279</text:p>
              </table:table-cell>
            </table:table-row>
            <table:table-row>
              <table:table-cell office:value-type="string">
                <text:p>512</text:p>
                <draw:g>
                  <svg:desc>scale.A4:scale.A4</svg:desc>
                </draw:g>
              </table:table-cell>
              <table:table-cell office:value-type="float" office:value="5.651569">
                <text:p>5.651569</text:p>
                <draw:g>
                  <svg:desc>scale.B4:scale.E4</svg:desc>
                </draw:g>
              </table:table-cell>
              <table:table-cell office:value-type="float" office:value="3.489684">
                <text:p>3.489684</text:p>
              </table:table-cell>
              <table:table-cell office:value-type="float" office:value="1.150527">
                <text:p>1.150527</text:p>
              </table:table-cell>
              <table:table-cell office:value-type="float" office:value="0.305189">
                <text:p>0.305189</text:p>
              </table:table-cell>
            </table:table-row>
            <table:table-row>
              <table:table-cell office:value-type="string">
                <text:p>1024</text:p>
                <draw:g>
                  <svg:desc>scale.A5:scale.A5</svg:desc>
                </draw:g>
              </table:table-cell>
              <table:table-cell office:value-type="float" office:value="6.216866">
                <text:p>6.216866</text:p>
                <draw:g>
                  <svg:desc>scale.B5:scale.E5</svg:desc>
                </draw:g>
              </table:table-cell>
              <table:table-cell office:value-type="float" office:value="4.975074">
                <text:p>4.975074</text:p>
              </table:table-cell>
              <table:table-cell office:value-type="float" office:value="2.494202">
                <text:p>2.494202</text:p>
              </table:table-cell>
              <table:table-cell office:value-type="float" office:value="0.891438">
                <text:p>0.891438</text:p>
              </table:table-cell>
            </table:table-row>
            <table:table-row>
              <table:table-cell office:value-type="string">
                <text:p>2048</text:p>
                <draw:g>
                  <svg:desc>scale.A6:scale.A6</svg:desc>
                </draw:g>
              </table:table-cell>
              <table:table-cell office:value-type="float" office:value="7.195995">
                <text:p>7.195995</text:p>
                <draw:g>
                  <svg:desc>scale.B6:scale.E6</svg:desc>
                </draw:g>
              </table:table-cell>
              <table:table-cell office:value-type="float" office:value="5.607441">
                <text:p>5.607441</text:p>
              </table:table-cell>
              <table:table-cell office:value-type="float" office:value="4.15479">
                <text:p>4.15479</text:p>
              </table:table-cell>
              <table:table-cell office:value-type="float" office:value="2.255492">
                <text:p>2.255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09cm" svg:y="3.454cm" style:legend-expansion="high" chart:style-name="ch2"/>
        <chart:plot-area chart:style-name="ch3" table:cell-range-address="scale.A13:scale.E17" chart:data-source-has-labels="both" svg:x="1.305cm" svg:y="0.18cm" svg:width="12.184cm" svg:height="7.685cm">
          <chartooo:coordinate-region svg:x="2.191cm" svg:y="0.38cm" svg:width="10.98cm" svg:height="6.838cm"/>
          <chart:axis chart:dimension="x" chart:name="primary-x" chart:style-name="ch4" chartooo:axis-type="auto">
            <chart:title svg:x="5.62cm" svg:y="8.045cm" chart:style-name="ch5">
              <text:p>number  of processes</text:p>
            </chart:title>
            <chart:categories table:cell-range-address="scale.B13:scale.E13"/>
          </chart:axis>
          <chart:axis chart:dimension="y" chart:name="primary-y" chart:style-name="ch4">
            <chart:title svg:x="0.451cm" svg:y="5.27cm" chart:style-name="ch6">
              <text:p>best total flops</text:p>
            </chart:title>
            <chart:grid chart:style-name="ch7" chart:class="major"/>
          </chart:axis>
          <chart:series chart:style-name="ch8" chart:values-cell-range-address="scale.B14:scale.E14" chart:label-cell-address="scale.A14:scale.A14" chart:class="chart:scatter">
            <chart:domain table:cell-range-address="scale.B13:scale.E13"/>
            <chart:data-point chart:repeated="4"/>
          </chart:series>
          <chart:series chart:style-name="ch9" chart:values-cell-range-address="scale.B15:scale.E15" chart:label-cell-address="scale.A15:scale.A15" chart:class="chart:scatter">
            <chart:data-point chart:repeated="4"/>
          </chart:series>
          <chart:series chart:style-name="ch10" chart:values-cell-range-address="scale.B16:scale.E16" chart:label-cell-address="scale.A16:scale.A16" chart:class="chart:scatter">
            <chart:data-point chart:repeated="4"/>
          </chart:series>
          <chart:series chart:style-name="ch11" chart:values-cell-range-address="scale.B17:scale.E17" chart:label-cell-address="scale.A17:scale.A17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scale.B13:scale.E13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256</text:p>
                <draw:g>
                  <svg:desc>scale.A14:scale.A14</svg:desc>
                </draw:g>
              </table:table-cell>
              <table:table-cell office:value-type="float" office:value="17.279358">
                <text:p>17.279358</text:p>
                <draw:g>
                  <svg:desc>scale.B14:scale.E14</svg:desc>
                </draw:g>
              </table:table-cell>
              <table:table-cell office:value-type="float" office:value="33.444558">
                <text:p>33.444558</text:p>
              </table:table-cell>
              <table:table-cell office:value-type="float" office:value="30.618299">
                <text:p>30.618299</text:p>
              </table:table-cell>
              <table:table-cell office:value-type="float" office:value="25.076048">
                <text:p>25.076048</text:p>
              </table:table-cell>
            </table:table-row>
            <table:table-row>
              <table:table-cell office:value-type="string">
                <text:p>512</text:p>
                <draw:g>
                  <svg:desc>scale.A15:scale.A15</svg:desc>
                </draw:g>
              </table:table-cell>
              <table:table-cell office:value-type="float" office:value="22.606276">
                <text:p>22.606276</text:p>
                <draw:g>
                  <svg:desc>scale.B15:scale.E15</svg:desc>
                </draw:g>
              </table:table-cell>
              <table:table-cell office:value-type="float" office:value="55.834939">
                <text:p>55.834939</text:p>
              </table:table-cell>
              <table:table-cell office:value-type="float" office:value="76.911477">
                <text:p>76.911477</text:p>
              </table:table-cell>
              <table:table-cell office:value-type="float" office:value="78.128314">
                <text:p>78.128314</text:p>
              </table:table-cell>
            </table:table-row>
            <table:table-row>
              <table:table-cell office:value-type="string">
                <text:p>1024</text:p>
                <draw:g>
                  <svg:desc>scale.A16:scale.A16</svg:desc>
                </draw:g>
              </table:table-cell>
              <table:table-cell office:value-type="float" office:value="24.867466">
                <text:p>24.867466</text:p>
                <draw:g>
                  <svg:desc>scale.B16:scale.E16</svg:desc>
                </draw:g>
              </table:table-cell>
              <table:table-cell office:value-type="float" office:value="79.601186">
                <text:p>79.601186</text:p>
              </table:table-cell>
              <table:table-cell office:value-type="float" office:value="162.196031">
                <text:p>162.196031</text:p>
              </table:table-cell>
              <table:table-cell office:value-type="float" office:value="228.20825">
                <text:p>228.20825</text:p>
              </table:table-cell>
            </table:table-row>
            <table:table-row>
              <table:table-cell office:value-type="string">
                <text:p>2048</text:p>
                <draw:g>
                  <svg:desc>scale.A17:scale.A17</svg:desc>
                </draw:g>
              </table:table-cell>
              <table:table-cell office:value-type="float" office:value="28.78398">
                <text:p>28.78398</text:p>
                <draw:g>
                  <svg:desc>scale.B17:scale.E17</svg:desc>
                </draw:g>
              </table:table-cell>
              <table:table-cell office:value-type="float" office:value="89.719051">
                <text:p>89.719051</text:p>
              </table:table-cell>
              <table:table-cell office:value-type="float" office:value="265.906552">
                <text:p>265.906552</text:p>
              </table:table-cell>
              <table:table-cell office:value-type="float" office:value="577.405912">
                <text:p>577.4059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57cm" svg:y="4.201cm" style:legend-expansion="high" chart:style-name="ch2"/>
        <chart:plot-area chart:style-name="ch3" table:cell-range-address="blocksize.A4:blocksize.J5" chart:data-source-has-labels="both" svg:x="1.305cm" svg:y="0.18cm" svg:width="10.332cm" svg:height="7.685cm">
          <chartooo:coordinate-region svg:x="1.768cm" svg:y="0.379cm" svg:width="9.444cm" svg:height="6.839cm"/>
          <chart:axis chart:dimension="x" chart:name="primary-x" chart:style-name="ch4" chartooo:axis-type="auto">
            <chart:title svg:x="5.646cm" svg:y="8.045cm" chart:style-name="ch5">
              <text:p>block size</text:p>
            </chart:title>
            <chart:categories table:cell-range-address="blocksize.B4:blocksize.J4"/>
          </chart:axis>
          <chart:axis chart:dimension="y" chart:name="primary-y" chart:style-name="ch4">
            <chart:title svg:x="0.451cm" svg:y="5.336cm" chart:style-name="ch6">
              <text:p>gflops per node</text:p>
            </chart:title>
            <chart:grid chart:style-name="ch7" chart:class="major"/>
          </chart:axis>
          <chart:series chart:style-name="ch8" chart:values-cell-range-address="blocksize.B5:blocksize.J5" chart:label-cell-address="blocksize.A5:blocksize.A5" chart:class="chart:scatter">
            <chart:domain table:cell-range-address="blocksize.B4:blocksize.J4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blocksize.B4:blocksize.J4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gflops_per_proc</text:p>
                <draw:g>
                  <svg:desc>blocksize.A5:blocksize.A5</svg:desc>
                </draw:g>
              </table:table-cell>
              <table:table-cell office:value-type="float" office:value="0.69228">
                <text:p>0.69228</text:p>
                <draw:g>
                  <svg:desc>blocksize.B5:blocksize.J5</svg:desc>
                </draw:g>
              </table:table-cell>
              <table:table-cell office:value-type="float" office:value="1.328255">
                <text:p>1.328255</text:p>
              </table:table-cell>
              <table:table-cell office:value-type="float" office:value="2.349293">
                <text:p>2.349293</text:p>
              </table:table-cell>
              <table:table-cell office:value-type="float" office:value="3.722041">
                <text:p>3.722041</text:p>
              </table:table-cell>
              <table:table-cell office:value-type="float" office:value="5.114107">
                <text:p>5.114107</text:p>
              </table:table-cell>
              <table:table-cell office:value-type="float" office:value="6.332113">
                <text:p>6.332113</text:p>
              </table:table-cell>
              <table:table-cell office:value-type="float" office:value="6.694759">
                <text:p>6.694759</text:p>
              </table:table-cell>
              <table:table-cell office:value-type="float" office:value="7.128624">
                <text:p>7.128624</text:p>
              </table:table-cell>
              <table:table-cell office:value-type="float" office:value="7.195995">
                <text:p>7.1959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